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Nubes" style:family="table">
      <style:table-properties style:width="16.986cm" fo:margin-left="-0.042cm" table:align="left" style:writing-mode="lr-tb"/>
    </style:style>
    <style:style style:name="Nubes.A" style:family="table-column">
      <style:table-column-properties style:column-width="1.72cm"/>
    </style:style>
    <style:style style:name="Nubes.B" style:family="table-column">
      <style:table-column-properties style:column-width="1.614cm"/>
    </style:style>
    <style:style style:name="Nubes.C" style:family="table-column">
      <style:table-column-properties style:column-width="1.429cm"/>
    </style:style>
    <style:style style:name="Nubes.D" style:family="table-column">
      <style:table-column-properties style:column-width="2.064cm"/>
    </style:style>
    <style:style style:name="Nubes.E" style:family="table-column">
      <style:table-column-properties style:column-width="1.349cm"/>
    </style:style>
    <style:style style:name="Nubes.F" style:family="table-column">
      <style:table-column-properties style:column-width="1.852cm"/>
    </style:style>
    <style:style style:name="Nubes.G" style:family="table-column">
      <style:table-column-properties style:column-width="1.826cm"/>
    </style:style>
    <style:style style:name="Nubes.H" style:family="table-column">
      <style:table-column-properties style:column-width="1.931cm"/>
    </style:style>
    <style:style style:name="Nubes.A1" style:family="table-cell">
      <style:table-cell-properties fo:padding="0.097cm" fo:border-left="0.05pt solid #000000" fo:border-right="none" fo:border-top="0.05pt solid #000000" fo:border-bottom="0.05pt solid #000000"/>
    </style:style>
    <style:style style:name="Nubes.J1" style:family="table-cell">
      <style:table-cell-properties fo:padding="0.097cm" fo:border="0.05pt solid #000000"/>
    </style:style>
    <style:style style:name="Nubes.A2" style:family="table-cell">
      <style:table-cell-properties fo:padding="0.097cm" fo:border-left="0.05pt solid #000000" fo:border-right="none" fo:border-top="none" fo:border-bottom="0.05pt solid #000000"/>
    </style:style>
    <style:style style:name="Nubes.J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cm" fo:margin-bottom="0.499cm"/>
      <style:text-properties style:font-name="Times New Roman" fo:font-size="10pt" style:font-size-asian="10pt" style:font-size-complex="10pt"/>
    </style:style>
    <style:style style:name="P19" style:family="paragraph" style:parent-style-name="Preformatted_20_Text">
      <style:paragraph-properties fo:margin-top="0cm" fo:margin-bottom="0.499cm"/>
    </style:style>
    <style:style style:name="P20" style:family="paragraph" style:parent-style-name="Preformatted_20_Text">
      <style:paragraph-properties fo:margin-top="0cm" fo:margin-bottom="0.499cm"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cm" fo:margin-bottom="0.499cm"/>
      <style:text-properties style:font-name="Times New Roman"/>
    </style:style>
    <style:style style:name="P22" style:family="paragraph" style:parent-style-name="Preformatted_20_Text">
      <style:paragraph-properties fo:margin-top="0cm" fo:margin-bottom="0.499cm"/>
      <style:text-properties style:font-name="Times New Roman" fo:font-size="10pt" style:font-size-asian="10pt" style:font-size-complex="10pt"/>
    </style:style>
    <style:style style:name="P23" style:family="paragraph" style:parent-style-name="Preformatted_20_Text">
      <style:paragraph-properties fo:margin-top="0cm" fo:margin-bottom="0.499cm"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cm" fo:margin-bottom="0.499cm"/>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cm" fo:margin-bottom="0.499cm"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cm" fo:margin-bottom="0.499cm"/>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cm" fo:margin-bottom="0.499cm"/>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cm" fo:margin-bottom="0.499cm"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1"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2"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46" style:family="paragraph" style:parent-style-name="Standard" style:list-style-name="WW8Num5">
      <style:paragraph-properties fo:text-align="justify" style:justify-single-word="false"/>
      <style:text-properties fo:font-size="12pt" fo:language="es" fo:country="ES" style:text-underline-style="none" style:font-size-asian="12pt" style:font-size-complex="12pt"/>
    </style:style>
    <style:style style:name="P47" style:family="paragraph" style:parent-style-name="Standard" style:list-style-name="WW8Num6">
      <style:text-properties fo:font-size="12pt" fo:language="es" fo:country="ES" style:text-underline-style="none" style:font-size-asian="12pt" style:font-size-complex="12pt"/>
    </style:style>
    <style:style style:name="P48" style:family="paragraph" style:parent-style-name="Standard" style:list-style-name="WW8Num6"/>
    <style:style style:name="P49" style:family="paragraph" style:parent-style-name="Standard" style:list-style-name="WW8Num7">
      <style:paragraph-properties fo:text-align="justify" style:justify-single-word="false"/>
    </style:style>
    <style:style style:name="P50"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1"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2"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fo:language="es" fo:country="ES" style:text-underline-style="none" fo:font-weight="normal" style:font-weight-asian="normal" style:font-weight-complex="normal"/>
    </style:style>
    <style:style style:name="T26" style:family="text">
      <style:text-properties fo:color="#000000" fo:font-size="12pt" fo:language="es" fo:country="ES" style:text-underline-style="none" fo:font-weight="normal" style:font-size-asian="12pt" style:font-weight-asian="normal" style:font-size-complex="12pt"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50784787" text:style-name="WW8Num1">
        <text:list-item>
          <text:list>
            <text:list-item>
              <text:list>
                <text:list-item>
                  <text:list>
                    <text:list-item>
                      <text:list>
                        <text:list-item>
                          <text:p text:style-name="P50">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660375947" text:style-name="WW8Num2">
        <text:list-item>
          <text:list>
            <text:list-item>
              <text:list>
                <text:list-item>
                  <text:p text:style-name="P38">Almacenamiento en soluciones libres y locales existentes.</text:p>
                </text:list-item>
              </text:list>
            </text:list-item>
          </text:list>
        </text:list-item>
      </text:list>
      <text:p text:style-name="P1"/>
      <text:list xml:id="list1211968467" text:style-name="WW8Num3">
        <text:list-item>
          <text:list>
            <text:list-item>
              <text:p text:style-name="P39">Amazon S3.</text:p>
            </text:list-item>
          </text:list>
        </text:list-item>
      </text:list>
      <text:p text:style-name="P3"><text:span text:style-name="T10"><text:tab/></text:span><text:span text:style-name="T2">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208835941" text:continue-numbering="true" text:style-name="WW8Num3">
        <text:list-item>
          <text:list>
            <text:list-item>
              <text:p text:style-name="P39">OpenNebula.</text:p>
            </text:list-item>
          </text:list>
        </text:list-item>
      </text:list>
      <text:p text:style-name="P8"><text:span text:style-name="T13"><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745502528" text:continue-numbering="true" text:style-name="WW8Num3">
        <text:list-item>
          <text:list>
            <text:list-item>
              <text:p text:style-name="P39">Nimbus.</text:p>
            </text:list-item>
          </text:list>
        </text:list-item>
      </text:list>
      <text:p text:style-name="P4"><text:span text:style-name="T12"><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91815341" text:continue-numbering="true" text:style-name="WW8Num3">
        <text:list-item>
          <text:list>
            <text:list-item>
              <text:p text:style-name="P39">OpenStack.</text:p>
            </text:list-item>
          </text:list>
        </text:list-item>
      </text:list>
      <text:p text:style-name="P3"><text:span text:style-name="T10"><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790274757" text:continue-numbering="true" text:style-name="WW8Num3">
        <text:list-item>
          <text:list>
            <text:list-item>
              <text:p text:style-name="P39">OpenQRM.</text:p>
            </text:list-item>
          </text:list>
        </text:list-item>
      </text:list>
      <text:p text:style-name="P3"><text:span text:style-name="T10"><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277164719" text:continue-numbering="true" text:style-name="WW8Num3">
        <text:list-item>
          <text:list>
            <text:list-item>
              <text:p text:style-name="P39">Eucalyptus.</text:p>
            </text:list-item>
          </text:list>
        </text:list-item>
      </text:list>
      <text:p text:style-name="P3"><text:span text:style-name="T10"><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527680789" text:continue-numbering="true" text:style-name="WW8Num3">
        <text:list-item>
          <text:list>
            <text:list-item>
              <text:p text:style-name="P39">CloudStack.</text:p>
            </text:list-item>
          </text:list>
        </text:list-item>
      </text:list>
      <text:p text:style-name="P3"><text:span text:style-name="T10"><text:tab/></text:span><text:span text:style-name="T2">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555366985"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677666587" text:continue-numbering="true" text:style-name="WW8Num3">
        <text:list-item>
          <text:p text:style-name="P39">Comparación de soluciones.</text:p>
        </text:list-item>
      </text:list>
      <text:p text:style-name="P7"><text:tab/>La mayor parte de las soluciones estudiadas implementan al menos alguna de las interfaces de comunicaci<text:span text:style-name="T14">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4"><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4">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52">Caracter<text:span text:style-name="T25">í</text:span>stica / Nube</text:p>
            <text:p text:style-name="P52"><text:s/></text:p>
          </table:table-cell>
          <table:covered-table-cell/>
          <table:table-cell table:style-name="Nubes.A1" office:value-type="string">
            <text:p text:style-name="P52">Amazon S3</text:p>
          </table:table-cell>
          <table:table-cell table:style-name="Nubes.A1" office:value-type="string">
            <text:p text:style-name="P52">OpenNebula</text:p>
          </table:table-cell>
          <table:table-cell table:style-name="Nubes.A1" office:value-type="string">
            <text:p text:style-name="P52">Nimbus</text:p>
          </table:table-cell>
          <table:table-cell table:style-name="Nubes.A1" office:value-type="string">
            <text:p text:style-name="P52">OpenStack</text:p>
          </table:table-cell>
          <table:table-cell table:style-name="Nubes.A1" office:value-type="string">
            <text:p text:style-name="P52">OpenQRM</text:p>
          </table:table-cell>
          <table:table-cell table:style-name="Nubes.A1" office:value-type="string">
            <text:p text:style-name="P52">Eucalyptus</text:p>
          </table:table-cell>
          <table:table-cell table:style-name="Nubes.A1" office:value-type="string">
            <text:p text:style-name="P52">Cloudstack</text:p>
          </table:table-cell>
          <table:table-cell table:style-name="Nubes.J1" office:value-type="string">
            <text:p text:style-name="P52">Abiquo O.S.E.</text:p>
          </table:table-cell>
        </table:table-row>
        <table:table-row>
          <table:table-cell table:style-name="Nubes.A2" table:number-rows-spanned="3" office:value-type="string">
            <text:p text:style-name="P52">APIs soportadas</text:p>
          </table:table-cell>
          <table:table-cell table:style-name="Nubes.A2" office:value-type="string">
            <text:p text:style-name="P52">REST</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Si</text:p>
          </table:table-cell>
          <table:table-cell table:style-name="Nubes.J2" office:value-type="string">
            <text:p text:style-name="P52">Si</text:p>
          </table:table-cell>
        </table:table-row>
        <table:table-row>
          <table:covered-table-cell/>
          <table:table-cell table:style-name="Nubes.A2" office:value-type="string">
            <text:p text:style-name="P52">SOAP</text:p>
          </table:table-cell>
          <table:table-cell table:style-name="Nubes.A2" office:value-type="string">
            <text:p text:style-name="P52">Si </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J2" office:value-type="string">
            <text:p text:style-name="P52">No</text:p>
          </table:table-cell>
        </table:table-row>
        <table:table-row>
          <table:covered-table-cell/>
          <table:table-cell table:style-name="Nubes.A2" office:value-type="string">
            <text:p text:style-name="P52">Bittorrent</text:p>
          </table:table-cell>
          <table:table-cell table:style-name="Nubes.A2" office:value-type="string">
            <text:p text:style-name="P52">Si</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No</text:p>
          </table:table-cell>
          <table:table-cell table:style-name="Nubes.J2" office:value-type="string">
            <text:p text:style-name="P52">No</text:p>
          </table:table-cell>
        </table:table-row>
        <table:table-row>
          <table:table-cell table:style-name="Nubes.A2" table:number-columns-spanned="2" office:value-type="string">
            <text:p text:style-name="P52">Comunicaci<text:span text:style-name="T25">ón independiente de almacenamiento</text:span></text:p>
          </table:table-cell>
          <table:covered-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Si</text:p>
          </table:table-cell>
          <table:table-cell table:style-name="Nubes.J2" office:value-type="string">
            <text:p text:style-name="P52">Si</text:p>
          </table:table-cell>
        </table:table-row>
        <table:table-row>
          <table:table-cell table:style-name="Nubes.A2" table:number-rows-spanned="2" office:value-type="string">
            <text:p text:style-name="P52">Tipo almacenamiento</text:p>
          </table:table-cell>
          <table:table-cell table:style-name="Nubes.A2" office:value-type="string">
            <text:p text:style-name="P52">M.V.</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J2" office:value-type="string">
            <text:p text:style-name="P52">Si</text:p>
          </table:table-cell>
        </table:table-row>
        <table:table-row>
          <table:covered-table-cell/>
          <table:table-cell table:style-name="Nubes.A2" office:value-type="string">
            <text:p text:style-name="P52">Puro</text:p>
          </table:table-cell>
          <table:table-cell table:style-name="Nubes.A2" office:value-type="string">
            <text:p text:style-name="P52">Si</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Si</text:p>
          </table:table-cell>
          <table:table-cell table:style-name="Nubes.J2" office:value-type="string">
            <text:p text:style-name="P52">Si</text:p>
          </table:table-cell>
        </table:table-row>
        <table:table-row>
          <table:table-cell table:style-name="Nubes.A2" table:number-columns-spanned="2" office:value-type="string">
            <text:p text:style-name="P52">Cluster de replicaci<text:span text:style-name="T25">ón</text:span></text:p>
          </table:table-cell>
          <table:covered-table-cell/>
          <table:table-cell table:style-name="Nubes.A2" office:value-type="string">
            <text:p text:style-name="P52">Si</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No</text:p>
          </table:table-cell>
          <table:table-cell table:style-name="Nubes.A2" office:value-type="string">
            <text:p text:style-name="P52">Si</text:p>
          </table:table-cell>
          <table:table-cell table:style-name="Nubes.A2" office:value-type="string">
            <text:p text:style-name="P52">Si</text:p>
          </table:table-cell>
          <table:table-cell table:style-name="Nubes.J2" office:value-type="string">
            <text:p text:style-name="P52">No</text:p>
          </table:table-cell>
        </table:table-row>
        <table:table-row>
          <table:table-cell table:style-name="Nubes.A2" table:number-rows-spanned="3" office:value-type="string">
            <text:p text:style-name="P52">Host</text:p>
          </table:table-cell>
          <table:table-cell table:style-name="Nubes.A2" office:value-type="string">
            <text:p text:style-name="P52">No requerido</text:p>
          </table:table-cell>
          <table:table-cell table:style-name="Nubes.A2" office:value-type="string">
            <text:p text:style-name="P52">?</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Si</text:p>
          </table:table-cell>
          <table:table-cell table:style-name="Nubes.J2" office:value-type="string">
            <text:p text:style-name="P52">Si</text:p>
          </table:table-cell>
        </table:table-row>
        <table:table-row>
          <table:covered-table-cell/>
          <table:table-cell table:style-name="Nubes.A2" office:value-type="string">
            <text:p text:style-name="P52">Linux</text:p>
          </table:table-cell>
          <table:table-cell table:style-name="Nubes.A2" office:value-type="string">
            <text:p text:style-name="P52">?</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A2" office:value-type="string">
            <text:p text:style-name="P52">Si</text:p>
          </table:table-cell>
          <table:table-cell table:style-name="Nubes.J2" office:value-type="string">
            <text:p text:style-name="P52">No</text:p>
          </table:table-cell>
        </table:table-row>
        <table:table-row>
          <table:covered-table-cell/>
          <table:table-cell table:style-name="Nubes.A2" office:value-type="string">
            <text:p text:style-name="P52">Windows</text:p>
          </table:table-cell>
          <table:table-cell table:style-name="Nubes.A2" office:value-type="string">
            <text:p text:style-name="P52">?</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A2" office:value-type="string">
            <text:p text:style-name="P52">No</text:p>
          </table:table-cell>
          <table:table-cell table:style-name="Nubes.J2" office:value-type="string">
            <text:p text:style-name="P52">No</text:p>
          </table:table-cell>
        </table:table-row>
      </table:table>
      <text:p text:style-name="P1"/>
      <text:list xml:id="list928614033" text:continue-numbering="true" text:style-name="WW8Num3">
        <text:list-item>
          <text:p text:style-name="P39">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045753508" text:continue-numbering="true" text:style-name="WW8Num3">
        <text:list-item>
          <text:p text:style-name="P39">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text:soft-page-break/>estos seria la siguiente:</text:p>
      <text:p text:style-name="P6"><text:tab/></text:p>
      <text:p text:style-name="P7"><draw:frame draw:style-name="fr1" draw:name="gráficos4" text:anchor-type="char" svg:y="0cm" svg:width="9.839cm" svg:height="4.045cm" draw:z-index="2"><draw:image xlink:href="Pictures/10000201000001740000009913319101.png" xlink:type="simple" xlink:show="embed" xlink:actuate="onLoad"/></draw:frame><text:span text:style-name="T12"><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489288906"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66920878" text:style-name="WW8Num4">
        <text:list-item>
          <text:p text:style-name="P51">El numero máximo de cabeceras por petición es 90.</text:p>
        </text:list-item>
        <text:list-item>
          <text:p text:style-name="P51">La máxima longitud de las cabeceras es 4096 bytes.</text:p>
        </text:list-item>
        <text:list-item>
          <text:p text:style-name="P51">Cada linea de petición no debe tener más de 8192 bytes.</text:p>
        </text:list-item>
        <text:list-item>
          <text:p text:style-name="P51">Una petición no debe exceder el tamaño de 5 gigabytes.</text:p>
        </text:list-item>
        <text:list-item>
          <text:p text:style-name="P51">El nombre de un contenedor no puede ser mayor de 256 bytes.</text:p>
        </text:list-item>
        <text:list-item>
          <text:p text:style-name="P51">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2002664956" text:style-name="WW8Num5">
        <text:list-item>
          <text:p text:style-name="P43">Servidor de cuentas.</text:p>
          <text:list>
            <text:list-item>
              <text:p text:style-name="P41">Listado de contenedores.</text:p>
            </text:list-item>
          </text:list>
        </text:list-item>
        <text:list-item>
          <text:p text:style-name="P43">Servidor de contenedores.</text:p>
          <text:list>
            <text:list-item>
              <text:p text:style-name="P41">Listado de objetos en el contenedor.</text:p>
            </text:list-item>
            <text:list-item>
              <text:p text:style-name="P41">Creación de contenedores.</text:p>
            </text:list-item>
            <text:list-item>
              <text:p text:style-name="P41">Eliminación de contenedores.</text:p>
            </text:list-item>
          </text:list>
        </text:list-item>
        <text:list-item>
          <text:p text:style-name="P43">Servidor de objetos.</text:p>
          <text:list>
            <text:list-item>
              <text:p text:style-name="P41">Recuperación de objetos.</text:p>
            </text:list-item>
            <text:list-item>
              <text:p text:style-name="P41">Creación/actualización de objetos.</text:p>
            </text:list-item>
            <text:list-item>
              <text:p text:style-name="P41">Copia de objetos.</text:p>
            </text:list-item>
            <text:list-item>
              <text:p text:style-name="P46"><text:span text:style-name="T1">Eliminación de objetos.</text:span></text:p>
            </text:list-item>
          </text:list>
        </text:list-item>
      </text:list>
      <text:p text:style-name="P6"/>
      <text:list xml:id="list1826131593" text:continue-list="list489288906" text:style-name="WW8Num3">
        <text:list-item>
          <text:list>
            <text:list-item>
              <text:p text:style-name="P39">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966286580" text:continue-numbering="true" text:style-name="WW8Num3">
        <text:list-item>
          <text:list>
            <text:list-item>
              <text:list>
                <text:list-item>
                  <text:p text:style-name="P39">Identificación.</text:p>
                </text:list-item>
              </text:list>
            </text:list-item>
          </text:list>
        </text:list-item>
      </text:list>
      <text:p text:style-name="P6"><text:soft-page-break/><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6">GET /&lt;api version&gt; HTTP/1.1</text:span></text:p>
      <text:p text:style-name="P32"><text:tab/>Host: &lt;Servidor proxy&gt;</text:p>
      <text:p text:style-name="P32"><text:tab/>X-Auth-User: &lt;usuario&gt;</text:p>
      <text:p text:style-name="P22"><text:tab/>X-Auth-Key: &lt;contraseña&gt;</text:p>
      <text:p text:style-name="P19"><text:tab/><text:span text:style-name="T20">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5">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795416263" text:continue-numbering="true" text:style-name="WW8Num3">
        <text:list-item>
          <text:list>
            <text:list-item>
              <text:list>
                <text:list-item>
                  <text:p text:style-name="P39">Listado de contenedores.</text:p>
                </text:list-item>
              </text:list>
            </text:list-item>
          </text:list>
        </text:list-item>
      </text:list>
      <text:p text:style-name="P29"><text:span text:style-name="T6"><text:tab/></text:span><text:span text:style-name="T18">La operaci</text:span><text:span text:style-name="T19">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6"><text:tab/></text:span>Host: &lt;direcci<text:span text:style-name="T15">ón del servidor&gt;</text:span></text:p>
      <text:p text:style-name="P19"><text:span text:style-name="T17"><text:s/><text:tab/>X-Auth-Token: &lt;identificador de sesi</text:span><text:span text:style-name="T22">ó</text:span><text:span text:style-name="T19">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2">En formato XML la respuesta ser</text:span><text:span text:style-name="T5">í</text:span><text:span text:style-name="T2">a de la siguiente forma:</text:span></text:p>
      <text:p text:style-name="P21"><text:bookmark text:name="d6e419"/><text:tab/> <text:s/>HTTP/1.1 200 OK</text:p>
      <text:p text:style-name="P30"><text:soft-page-break/><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395614651" text:continue-numbering="true" text:style-name="WW8Num3">
        <text:list-item>
          <text:list>
            <text:list-item>
              <text:list>
                <text:list-item>
                  <text:p text:style-name="P39">Listado de objetos.</text:p>
                </text:list-item>
              </text:list>
            </text:list-item>
          </text:list>
        </text:list-item>
      </text:list>
      <text:p text:style-name="P10"><text:span text:style-name="T6"><text:tab/>En el caso de los listados de objetos, se dispone de algunas variables de configuraci</text:span><text:span text:style-name="T5">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19"><text:tab/>El formato de la petición es el siguiente:</text:span></text:span></text:p>
      <text:p text:style-name="P29"><text:span text:style-name="Source_20_Text"><text:span text:style-name="T22"/></text:span></text:p>
      <text:p text:style-name="P29"><text:span text:style-name="Source_20_Text"><text:span text:style-name="T22"><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19"><text:tab/>Un ejemplo de respuesta en formato JSON:</text:span></text:span></text:p>
      <text:p text:style-name="P10"><text:span text:style-name="Source_20_Text"><text:span text:style-name="T19"/></text:span></text:p>
      <text:p text:style-name="P29"><text:span text:style-name="Source_20_Text"><text:span text:style-name="T22"><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2"><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2">En formato XML el servidor responder</text:span><text:span text:style-name="T5">ía lo siguiente:</text:span></text:p>
      <text:p text:style-name="P24"><text:tab/>HTTP/1.1 200 OK</text:p>
      <text:p text:style-name="P32"><text:soft-page-break/><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349363173"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19"><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19">siguiente:</text:span></text:span></text:p>
      <text:p text:style-name="P13"><text:span text:style-name="Source_20_Text"><text:span text:style-name="T19"/></text:span></text:p>
      <text:p text:style-name="P33"><text:span text:style-name="Source_20_Text"><text:span text:style-name="T24"><text:tab/>PUT /&lt;api version&gt;/&lt;account&gt;/&lt;container&gt; HTTP/1.1</text:span></text:span></text:p>
      <text:p text:style-name="P32"><text:tab/>Host: &lt;servidor&gt;</text:p>
      <text:p text:style-name="P22"><text:tab/>X-Auth-Token: &lt;identificador de sesi<text:span text:style-name="T25">ón&gt;</text:span></text:p>
      <text:p text:style-name="P23"><text:span text:style-name="T25"><text:tab/></text:span><text:span text:style-name="T5">La respuesta en este caso:</text:span></text:p>
      <text:p text:style-name="P10"><text:bookmark text:name="d6e682"/><text:span text:style-name="Source_20_Text"><text:span text:style-name="T22"><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2"/></text:span></text:p>
      <text:list xml:id="list763224579"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4">ó</text:span>n de un contenedor, es suficiente con la siguiente petici<text:span text:style-name="T14">ón:</text:span></text:p>
      <text:p text:style-name="P13"><text:span text:style-name="Source_20_Text"><text:span text:style-name="T22"/></text:span></text:p>
      <text:p text:style-name="P29"><text:span text:style-name="Source_20_Text"><text:span text:style-name="T22"><text:tab/>DELETE /&lt;api version&gt;/&lt;account&gt;/&lt;container&gt; HTTP/1.1</text:span></text:span></text:p>
      <text:p text:style-name="P32"><text:tab/>Host: &lt;server&gt;</text:p>
      <text:p text:style-name="P22"><text:tab/>X-Auth-Token: &lt;identificador de sesi<text:span text:style-name="T25">ó</text:span>n&gt;</text:p>
      <text:p text:style-name="P28"><text:span text:style-name="T23"><text:tab/></text:span><text:span text:style-name="T21">Sin embargo deben suceder que el contenedor est</text:span><text:span text:style-name="T19">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soft-page-break/><text:tab/> Content-Type: text/plain; charset=UTF-8</text:p>
      <text:list xml:id="list1754575074" text:continue-numbering="true" text:style-name="WW8Num3">
        <text:list-item>
          <text:list>
            <text:list-item>
              <text:list>
                <text:list-item>
                  <text:p text:style-name="P39">Recuperación de objetos.</text:p>
                </text:list-item>
              </text:list>
            </text:list-item>
          </text:list>
        </text:list-item>
      </text:list>
      <text:p text:style-name="P10"><text:span text:style-name="T6"><text:tab/>Aunque habitualmente se utiliza la operaci</text:span><text:span text:style-name="T5">ón GET para recuperar objetos del almacenamiento masivo, es posible utilizar las directivas </text:span><text:span text:style-name="T6">If-Match, </text:span>If-None-Match, If-Modified-Since y If-Unmodified-Since definidas en el protocolo RFC2616. Como sus nombres indican, su funcionalidad es hacer condicional la recuperaci<text:span text:style-name="T5">ó</text:span>n del objeto en cuesti<text:span text:style-name="T5">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8"><text:tab/></text:span><text:span text:style-name="T22">GET /&lt;api version&gt;/&lt;account&gt;/&lt;container&gt;/&lt;object&gt; HTTP/1.1</text:span></text:p>
      <text:p text:style-name="P32"><text:tab/>Host: &lt;servidor&gt;</text:p>
      <text:p text:style-name="P22"><text:tab/>X-Auth-Token: &lt;identificador de sesi<text:span text:style-name="T25">ón&gt;</text:span></text:p>
      <text:p text:style-name="P33"><text:span text:style-name="T25"><text:tab/></text:span><text:span text:style-name="T6">Su posible respuesta correspondiente ser</text:span><text:span text:style-name="T5">ía</text:span><text:span text:style-name="T6">:</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516442935"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19"><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9">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5">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2148615121"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152517816"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19"><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5">ón</text:span>&gt;</text:p>
      <text:p text:style-name="P22"><text:tab/><text:span text:style-name="T2">Su respuesta se asemajar</text:span><text:span text:style-name="T5">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1969035676"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271245349" text:continue-numbering="true" text:style-name="WW8Num3">
        <text:list-item>
          <text:p text:style-name="P39">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soft-page-break/><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cm" svg:width="10.156cm" svg:height="6.003cm"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528052130"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339154769"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6"><text:tab/>De requerir acceder al dispositivo de bloques, el sistema de ficheros virtual acudirá a la capa de direccionamiento. En esta capa se ejecutarán dos tareas principales. La primera será determinar </text:span><text:span text:style-name="T6">el tamaño de bloque, para calcular el desplazamiento dentro del fichero en función de este tamaño. </text:span><text:span text:style-name="T6">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14.894cm" svg:height="10.952cm" draw:z-index="3"><draw:image xlink:href="Pictures/10000201000002330000019E8ACB4F33.png" xlink:type="simple" xlink:show="embed" xlink:actuate="onLoad"/></draw:frame><text:soft-page-break/></text:p>
      <text:list xml:id="list1426827508"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cm" svg:width="10.315cm" svg:height="6.638cm"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008814232"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884399904"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6">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564865369" text:continue-numbering="true" text:style-name="WW8Num3">
        <text:list-item>
          <text:p text:style-name="P39">Glosario.<text:span text:style-name="T8"><text:tab/></text:span></text:p>
        </text:list-item>
      </text:list>
      <text:p text:style-name="P6"/>
      <text:list xml:id="list914653576" text:style-name="WW8Num6">
        <text:list-item>
          <text:p text:style-name="P45"><text:span text:style-name="T13">Cloud Storage: </text:span><text:span text:style-name="T1"><text:s/>almacenamiento en la nube, es decir, en internet.</text:span></text:p>
        </text:list-item>
        <text:list-item>
          <text:p text:style-name="P45"><text:span text:style-name="T13">Agilidad:</text:span><text:span text:style-name="T1"> <text:s/>capacidad de mover los datos al área adecuada para mejorar su disponibilidad.</text:span></text:p>
        </text:list-item>
        <text:list-item>
          <text:p text:style-name="P45"><text:span text:style-name="T13">Escalabilidad: </text:span><text:span text:style-name="T1">capacidad de manejar crecientes cargas de trabajo, o de adaptarse para ser capaces de soportarlas.</text:span></text:p>
        </text:list-item>
        <text:list-item>
          <text:p text:style-name="P45"><text:span text:style-name="T13">Elasticidad: </text:span><text:span text:style-name="T1">capacidad de escalarse mas allá limites impuestos por las condiciones del sistema.</text:span></text:p>
        </text:list-item>
        <text:list-item>
          <text:p text:style-name="P45"><text:span text:style-name="T13">Latencia: </text:span><text:span text:style-name="T1">Tiempo de espera, normalmente entre que se realiza una petición y se recibe una respuesta.</text:span></text:p>
        </text:list-item>
        <text:list-item>
          <text:p text:style-name="P45"><text:span text:style-name="T13">Persistencia: </text:span><text:span text:style-name="T1">Si existen distintas copias de un archivo, todas deben ser iguales.</text:span></text:p>
        </text:list-item>
        <text:list-item>
          <text:p text:style-name="P45"><text:span text:style-name="T13">Cluster: </text:span><text:span text:style-name="T1">Conjunto de sistemas informáticos que actúan como un solo sistema.</text:span></text:p>
        </text:list-item>
        <text:list-item>
          <text:p text:style-name="P45"><text:span text:style-name="T13">Nodo: </text:span><text:span text:style-name="T1">Sistema capaz de procesar información.</text:span></text:p>
        </text:list-item>
        <text:list-item>
          <text:p text:style-name="P45"><text:span text:style-name="T13">Multiusuario: </text:span><text:span text:style-name="T1">capacidad de que el recurso sea utilizado por varios usuarios concurrentemente.</text:span></text:p>
        </text:list-item>
        <text:list-item>
          <text:p text:style-name="P45"><text:span text:style-name="T13">Servicio distribuido: </text:span><text:span text:style-name="T1">servicio ofrecido por un conjunto de sistemas que actúa como un solo sistema.</text:span></text:p>
        </text:list-item>
        <text:list-item>
          <text:p text:style-name="P45"><text:span text:style-name="T13">API: </text:span><text:span text:style-name="T1">Application programming interface, interfaz de programación de la aplicación.</text:span></text:p>
        </text:list-item>
        <text:list-item>
          <text:p text:style-name="P45"><text:span text:style-name="T13">Tolerancia a fallos: </text:span><text:span text:style-name="T1">capacidad de soportar errores sin dejar sin servicio al cliente.</text:span></text:p>
        </text:list-item>
        <text:list-item>
          <text:p text:style-name="P45"><text:span text:style-name="T13">Redundancia de datos: </text:span><text:span text:style-name="T1">duplicación de datos, habitualmente para evitar su pérdida.</text:span></text:p>
        </text:list-item>
        <text:list-item>
          <text:p text:style-name="P45"><text:span text:style-name="T13">Software duradero: </text:span><text:span text:style-name="T1">software capaz de almacenar distintas versiones de un mismo fichero.</text:span></text:p>
        </text:list-item>
        <text:list-item>
          <text:p text:style-name="P45"><text:span text:style-name="T13">World Wide Web: </text:span><text:span text:style-name="T1">Sistema de enlace de documentos a través de internet.</text:span></text:p>
        </text:list-item>
        <text:list-item>
          <text:p text:style-name="P45"><text:span text:style-name="T13">Amazon EC2 Query Interface: </text:span><text:span text:style-name="T1">Interfaz de consultas de la plataforma de Cloud Computing de </text:span><text:soft-page-break/><text:span text:style-name="T1">Amazon.</text:span></text:p>
        </text:list-item>
        <text:list-item>
          <text:p text:style-name="P45"><text:span text:style-name="T13">Amazon S3: </text:span><text:span text:style-name="T1">Sistema de almacenamiento propietario de la plataforma de Cloud Computing de Amazon.</text:span></text:p>
        </text:list-item>
        <text:list-item>
          <text:p text:style-name="P45"><text:span text:style-name="T13">Data store drivers: </text:span><text:span text:style-name="T1">Drivers de almacenamiento de datos.</text:span></text:p>
        </text:list-item>
        <text:list-item>
          <text:p text:style-name="P45"><text:span text:style-name="T13">Transfer manager drivers: </text:span><text:span text:style-name="T1">Drivers de gestión de transferencias.</text:span></text:p>
        </text:list-item>
        <text:list-item>
          <text:p text:style-name="P45"><text:span text:style-name="T13">Imagen virtual: </text:span><text:span text:style-name="T1">fichero que simula el disco duro de un ordenador para, en conjunto con la tecnología de virtualización, se pueda lanzar un sistema operativo con sus aplicaciones propias.</text:span></text:p>
        </text:list-item>
        <text:list-item>
          <text:p text:style-name="P45"><text:span text:style-name="T13">Sector:</text:span><text:span text:style-name="T1"> Unidad mínima de almacenamiento de un dispositivo de bloques.</text:span></text:p>
        </text:list-item>
        <text:list-item>
          <text:p text:style-name="P45"><text:span text:style-name="T13">Buffer:</text:span><text:span text:style-name="T1"> zona de memoria para alojar información.</text:span></text:p>
        </text:list-item>
        <text:list-item>
          <text:p text:style-name="P45"><text:span text:style-name="T13">Puntero:</text:span><text:span text:style-name="T1"> tipo abstracto de dato útil para referenciar direcciones de memoria.</text:span></text:p>
        </text:list-item>
        <text:list-item>
          <text:p text:style-name="P45"><text:span text:style-name="T13">Memoria principal:</text:span><text:span text:style-name="T1"> almacenamiento de instrucciones y datos principal del sistema físico.</text:span></text:p>
        </text:list-item>
        <text:list-item>
          <text:p text:style-name="P48"><text:span text:style-name="T4">Espacio de nombres:</text:span> juego de identificadores que permiten la desambiguación de homónimos.</text:p>
        </text:list-item>
        <text:list-item>
          <text:p text:style-name="P48"><text:span text:style-name="T13">IRQ: </text:span><text:span text:style-name="T1">Interrupt request, o n</text:span><text:span text:style-name="T5">úmero de interrupción del dispositivo para detener la ejecución de código en la CPU.</text:span></text:p>
        </text:list-item>
        <text:list-item>
          <text:p text:style-name="P47"><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47"><text:span text:style-name="T13">Socket:</text:span><text:span text:style-name="T1"> Abstracción utilizada en los sistemas operativos Unix para representar una conexión de red.</text:span></text:p>
        </text:list-item>
        <text:list-item>
          <text:p text:style-name="P45"><text:span text:style-name="T13">Spinlock:</text:span><text:span text:style-name="T1"> Mecanismo de espera activa provocada cuando se requiere adquirir un recurso no disponible.</text:span></text:p>
        </text:list-item>
        <text:list-item>
          <text:p text:style-name="P44">Mutex:<text:span text:style-name="T1"> Mecanismo de concurrencia basado en una variable, que recibe, normalmente, dos valores, abierto y cerrado, y en función de el, detiene la ejecución de código hasta que su valor cambie, reanudandola.</text:span></text:p>
        </text:list-item>
        <text:list-item>
          <text:p text:style-name="P45"><text:span text:style-name="T13">Jiffies:</text:span><text:span text:style-name="T1"> Unidad de tiempo mínima del núcleo de Linux.</text:span></text:p>
        </text:list-item>
      </text:list>
      <text:p text:style-name="P9"><text:tab/></text:p>
      <text:p text:style-name="P5"><text:span text:style-name="T7"><text:tab/></text:span><text:span text:style-name="T11">Referencias.</text:span></text:p>
      <text:p text:style-name="P1"/>
      <text:list xml:id="list970642320" text:style-name="WW8Num7">
        <text:list-item>
          <text:p text:style-name="P42">Wikipedia:</text:p>
          <text:list>
            <text:list-item>
              <text:p text:style-name="P49"><text:a xlink:type="simple" xlink:href="http://en.wikipedia.org/wiki/Cloud_computing_comparison"><text:span text:style-name="Internet_20_link"><text:span text:style-name="T9">http://en.wikipedia.org/wiki/Cloud_computing_comparison</text:span></text:span></text:a></text:p>
            </text:list-item>
            <text:list-item>
              <text:p text:style-name="P49"><text:a xlink:type="simple" xlink:href="http://en.wikipedia.org/wiki/OpenNebula"><text:span text:style-name="Internet_20_link"><text:span text:style-name="T9">http://en.wikipedia.org/wiki/OpenNebula</text:span></text:span></text:a></text:p>
            </text:list-item>
            <text:list-item>
              <text:p text:style-name="P49"><text:a xlink:type="simple" xlink:href="http://en.wikipedia.org/wiki/Nimbus_(cloud_computing"><text:span text:style-name="Internet_20_link"><text:span text:style-name="T9">http://en.wikipedia.org/wiki/Nimbus_(cloud_computing</text:span></text:span></text:a><text:span text:style-name="T5">)</text:span></text:p>
            </text:list-item>
            <text:list-item>
              <text:p text:style-name="P49"><text:a xlink:type="simple" xlink:href="http://en.wikipedia.org/wiki/Amazon_Elastic_Block_Store"><text:span text:style-name="Internet_20_link"><text:span text:style-name="T9">http://en.wikipedia.org/wiki/Amazon_Elastic_Block_Store</text:span></text:span></text:a></text:p>
            </text:list-item>
            <text:list-item>
              <text:p text:style-name="P49"><text:a xlink:type="simple" xlink:href="http://en.wikipedia.org/wiki/Eucalyptus_(computing)"><text:span text:style-name="Internet_20_link"><text:span text:style-name="T9">http://en.wikipedia.org/wiki/Eucalyptus_%28computing%29</text:span></text:span></text:a></text:p>
            </text:list-item>
            <text:list-item>
              <text:p text:style-name="P49"><text:a xlink:type="simple" xlink:href="http://en.wikipedia.org/wiki/Cloudstack"><text:span text:style-name="Internet_20_link"><text:span text:style-name="T9">http://en.wikipedia.org/wiki/Cloudstack</text:span></text:span></text:a><text:span text:style-name="T5"> </text:span></text:p>
            </text:list-item>
            <text:list-item>
              <text:p text:style-name="P49"><text:a xlink:type="simple" xlink:href="http://en.wikipedia.org/wiki/OpenQRM"><text:span text:style-name="Internet_20_link"><text:span text:style-name="T9">http://en.wikipedia.org/wiki/OpenQRM</text:span></text:span></text:a></text:p>
            </text:list-item>
            <text:list-item>
              <text:p text:style-name="P49"><text:a xlink:type="simple" xlink:href="http://en.wikipedia.org/wiki/Abiquo_Enterprise_Edition"><text:span text:style-name="Internet_20_link"><text:span text:style-name="T9">http://en.wikipedia.org/wiki/Abiquo_Enterprise_Edition</text:span></text:span></text:a><text:span text:style-name="T5"> </text:span></text:p>
            </text:list-item>
            <text:list-item>
              <text:p text:style-name="P49"><text:a xlink:type="simple" xlink:href="http://en.wikipedia.org/wiki/OpenStack"><text:span text:style-name="Internet_20_link"><text:span text:style-name="T5">http://en.wikipedia.org/wiki/OpenStack</text:span></text:span></text:a></text:p>
            </text:list-item>
          </text:list>
        </text:list-item>
        <text:list-item>
          <text:p text:style-name="P49"><text:span text:style-name="Internet_20_link"><text:span text:style-name="T26">Amazon</text:span></text:span><text:span text:style-name="Internet_20_link"><text:span text:style-name="T5">:</text:span></text:span></text:p>
          <text:list>
            <text:list-item>
              <text:p text:style-name="P49"><text:span text:style-name="Internet_20_link"><text:span text:style-name="T5">http://aws.amazon.com/s3/</text:span></text:span></text:p>
            </text:list-item>
          </text:list>
        </text:list-item>
        <text:list-item>
          <text:p text:style-name="P42">OpenNebula:</text:p>
          <text:list>
            <text:list-item>
              <text:p text:style-name="P49"><text:a xlink:type="simple" xlink:href="http://opennebula.org/documentation:rel3.6"><text:span text:style-name="Internet_20_link"><text:span text:style-name="T5">http://opennebula.org/documentation:rel3.6</text:span></text:span></text:a></text:p>
            </text:list-item>
          </text:list>
        </text:list-item>
        <text:list-item>
          <text:p text:style-name="P42">Nimbus:</text:p>
          <text:list>
            <text:list-item>
              <text:p text:style-name="P49"><text:a xlink:type="simple" xlink:href="http://www.nimbusproject.org/docs/2.9/"><text:span text:style-name="Internet_20_link"><text:span text:style-name="T5">http://www.nimbusproject.org/docs/2.9/</text:span></text:span></text:a><text:span text:style-name="T5"> </text:span></text:p>
            </text:list-item>
          </text:list>
        </text:list-item>
        <text:list-item>
          <text:p text:style-name="P42">CloudStack:</text:p>
          <text:list>
            <text:list-item>
              <text:p text:style-name="P49"><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42">OpenQRM:</text:p>
          <text:list>
            <text:list-item>
              <text:p text:style-name="P49"><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42">Abiquo:</text:p>
          <text:list>
            <text:list-item>
              <text:p text:style-name="P49"><text:soft-page-break/><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42">OpenStack:</text:p>
          <text:list>
            <text:list-item>
              <text:p text:style-name="P49"><text:a xlink:type="simple" xlink:href="http://www.openstack.org/software/openstack-storage/"><text:span text:style-name="Internet_20_link"><text:span text:style-name="T9">http://www.openstack.org/software/openstack-storage/</text:span></text:span></text:a></text:p>
            </text:list-item>
            <text:list-item>
              <text:p text:style-name="P49"><text:a xlink:type="simple" xlink:href="http://docs.openstack.org/api/"><text:span text:style-name="Internet_20_link"><text:span text:style-name="T9">http://docs.openstack.org/api/</text:span></text:span></text:a></text:p>
            </text:list-item>
            <text:list-item>
              <text:p text:style-name="P49"><text:a xlink:type="simple" xlink:href="http://docs.openstack.org/developer/"><text:span text:style-name="Internet_20_link"><text:span text:style-name="T5">http://docs.openstack.org/developer/</text:span></text:span></text:a></text:p>
            </text:list-item>
            <text:list-item>
              <text:p text:style-name="P49"><text:span text:style-name="Internet_20_link"><text:span text:style-name="T5">http://docs.openstack.org/developer/swift/development_saio.html</text:span></text:span></text:p>
            </text:list-item>
          </text:list>
        </text:list-item>
        <text:list-item>
          <text:p text:style-name="P42">Linux Kernel Development – Robert Love, Editorial Addison Wesley.</text:p>
        </text:list-item>
        <text:list-item>
          <text:p text:style-name="P42">Linux Device Drivers – Jonathan Corbet, Alessandro Rubini and Greg KroaH-Hartman, Editorial O'Reilly.</text:p>
        </text:list-item>
        <text:list-item>
          <text:p text:style-name="P42">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9-20T00:01:41</dc:date>
    <meta:editing-cycles>88</meta:editing-cycles>
    <meta:editing-duration>P2DT9H29M54S</meta:editing-duration>
    <meta:generator>LibreOffice/3.5$Linux_x86 LibreOffice_project/350m1$Build-2</meta:generator>
    <meta:document-statistic meta:table-count="1" meta:image-count="4" meta:object-count="0" meta:page-count="19" meta:paragraph-count="498" meta:word-count="7509" meta:character-count="51218" meta:non-whitespace-character-count="43860"/>
    <meta:user-defined meta:name="Información 1"/>
    <meta:user-defined meta:name="Información 2"/>
    <meta:user-defined meta:name="Información 3"/>
    <meta:user-defined meta:name="Información 4"/>
  </office:meta>
</office:document-meta>
</file>